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27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2.252in"/>
    </style:style>
    <style:style style:name="co7" style:family="table-column">
      <style:table-column-properties fo:break-before="auto" style:column-width="2.4965in"/>
    </style:style>
    <style:style style:name="co8" style:family="table-column">
      <style:table-column-properties fo:break-before="auto" style:column-width="2.2201in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</text:p>
          </table:table-cell>
          <table:table-cell office:value-type="string">
            <text:p>Global: X,Y: numeric expressions</text:p>
            <text:p>I,J: integer numbers</text:p>
            <text:p>X$, Y$: strings</text:p>
          </table:table-cell>
        </table:table-row>
        <table:table-row table:style-name="ro2">
          <table:table-cell office:value-type="string">
            <text:p>AB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CTION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SC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T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HR$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O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EXP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FRE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don't know if this is a zero or an O</text:p>
          </table:table-cell>
          <table:table-cell/>
        </table:table-row>
        <table:table-row table:style-name="ro2">
          <table:table-cell office:value-type="string">
            <text:p>INT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EF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EN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OG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MID$(X$,I[,J]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EEK(I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OS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IGH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ND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G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I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PC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QR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R$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X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Y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B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USR(X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VAL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KEY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 table:number-rows-repeated="1048540"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number-columns-repeated="2"/>
          <table:table-cell table:content-validation-name="val1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05/30/2011</text:date>, <text:time>19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21:57:48</meta:creation-date>
    <dc:date>2011-05-30T19:33:04</dc:date>
    <meta:editing-duration>PT1H48M35S</meta:editing-duration>
    <meta:editing-cycles>7</meta:editing-cycles>
    <meta:generator>LibreOffice/3.3$Unix LibreOffice_project/330m19$Build-6</meta:generator>
    <meta:document-statistic meta:table-count="3" meta:cell-count="94" meta:object-count="0"/>
  </office:meta>
</office:document-meta>
</file>